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-LightCond" svg:font-family="HelveticaNeue-LightCond"/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6.763cm" fo:margin-left="10.248cm" fo:margin-right="-0.011cm" table:align="margins"/>
    </style:style>
    <style:style style:name="Table2.A" style:family="table-column">
      <style:table-column-properties style:column-width="3.14cm" style:rel-column-width="30425*"/>
    </style:style>
    <style:style style:name="Table2.B" style:family="table-column">
      <style:table-column-properties style:column-width="3.623cm" style:rel-column-width="35110*"/>
    </style:style>
    <style:style style:name="Table2.A1" style:family="table-cell">
      <style:table-cell-properties fo:padding="0cm" fo:border="none"/>
    </style:style>
    <style:style style:name="Table2.B2" style:family="table-cell" style:data-style-name="N37">
      <style:table-cell-properties fo:padding="0cm" fo:border="none"/>
    </style:style>
    <style:style style:name="Table1" style:family="table">
      <style:table-properties style:width="17.002cm" fo:margin-left="0cm" fo:margin-right="-0.002cm" table:align="margins"/>
    </style:style>
    <style:style style:name="Table1.A" style:family="table-column">
      <style:table-column-properties style:column-width="2.408cm" style:rel-column-width="1365*"/>
    </style:style>
    <style:style style:name="Table1.B" style:family="table-column">
      <style:table-column-properties style:column-width="3.886cm" style:rel-column-width="2203*"/>
    </style:style>
    <style:style style:name="Table1.C" style:family="table-column">
      <style:table-column-properties style:column-width="3.808cm" style:rel-column-width="2159*"/>
    </style:style>
    <style:style style:name="Table1.D" style:family="table-column">
      <style:table-column-properties style:column-width="3.295cm" style:rel-column-width="1868*"/>
    </style:style>
    <style:style style:name="Table1.E" style:family="table-column">
      <style:table-column-properties style:column-width="2.549cm" style:rel-column-width="1445*"/>
    </style:style>
    <style:style style:name="Table1.F" style:family="table-column">
      <style:table-column-properties style:column-width="1.057cm" style:rel-column-width="59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5" style:family="table-row">
      <style:table-row-properties style:row-height="0.161cm"/>
    </style:style>
    <style:style style:name="Table1.A6" style:family="table-cell">
      <style:table-cell-properties fo:padding="0.097cm" fo:border-left="0.002cm solid #000000" fo:border-right="none" fo:border-top="0.035cm solid #000000" fo:border-bottom="0.002cm solid #000000"/>
    </style:style>
    <style:style style:name="Table1.F6" style:family="table-cell">
      <style:table-cell-properties fo:padding="0.097cm" fo:border-left="0.002cm solid #000000" fo:border-right="0.002cm solid #000000" fo:border-top="0.035cm solid #000000" fo:border-bottom="0.002cm solid #000000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 style:master-page-name="">
      <style:paragraph-properties style:page-number="auto" fo:break-after="page"/>
    </style:style>
    <style:style style:name="P6" style:family="paragraph" style:parent-style-name="Standard">
      <style:paragraph-properties fo:text-align="end" style:justify-single-word="false"/>
      <style:text-properties style:font-name="HelveticaNeue-LightCond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HelveticaNeue-LightCond" fo:font-size="8pt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HelveticaNeue-LightCond" fo:font-size="8pt" style:font-size-asian="8pt" style:font-size-complex="8pt"/>
    </style:style>
    <style:style style:name="P9" style:family="paragraph" style:parent-style-name="Frame_20_contents">
      <style:text-properties style:font-name="HelveticaNeue-LightCond" fo:font-size="6pt" style:font-size-asian="6pt" style:font-size-complex="6pt"/>
    </style:style>
    <style:style style:name="P10" style:family="paragraph" style:parent-style-name="_5f_Sichtfenster_5f_Li">
      <style:text-properties style:font-name="HelveticaNeue-LightCond"/>
    </style:style>
    <style:style style:name="fr1" style:family="graphic" style:parent-style-name="Sichtfenster_5f_Links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 style:shadow="non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able_20_Contents"><text:text-input text:description="&lt;for each=&quot;o in ids_to_objects(data['form']['partner_ids'])&quot;&gt;">[for o]</text:text-input></text:p>
      <text:p text:style-name="Table_20_Contents"><text:text-input text:description="&lt;setLang(o.partner_id.lang)&gt;">[setLang]</text:text-input></text:p>
      <text:p text:style-name="Table_20_Contents"/>
      <text:p text:style-name="Table_20_Contents"><draw:frame draw:style-name="fr1" draw:name="Adressfeld" text:anchor-type="paragraph" svg:x="0cm" svg:y="0.31cm" svg:width="8.5cm" draw:z-index="0"><draw:text-box fo:min-height="4.075cm"><text:p text:style-name="P10"><text:text-input text:description="&lt;o.partner_id.name&gt;">Name</text:text-input><text:line-break/><text:text-input text:description="&lt;o.partner_id.street&gt;">Straße</text:text-input><text:line-break/><text:text-input text:description="&lt;o.partner_id.zip&gt;">PLZ</text:text-input> <text:text-input text:description="&lt;o.partner_id.city&gt;">Stadt</text:text-input></text:p></draw:text-box></draw:frame><draw:frame draw:style-name="fr2" draw:name="Rahmen4" text:anchor-type="paragraph" svg:x="0cm" svg:y="-0.005cm" svg:width="8.481cm" draw:z-index="1"><draw:text-box fo:min-height="0.416cm"><text:p text:style-name="P9">ABS.: <text:text-input text:description="&lt;o.company_id.partner_id.name&gt;">Name</text:text-input>, <text:text-input text:description="&lt;o.company_id.partner_id.zip&gt;">PLZ</text:text-input> <text:text-input text:description="&lt;o.company_id.partner_id.city&gt;">City</text:text-input>, <text:text-input text:description="&lt;o.company_id.partner_id.street&gt;">Straße</text:text-input>, <text:text-input text:description="&lt;o.company_id.partner_id.country_id.name&gt;">Country</text:text-input></text:p></draw:text-box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<text:text-input text:description="&lt;_()&gt;">Mahnungsdatum: </text:text-input></text:p>
          </table:table-cell>
          <table:table-cell table:style-name="Table2.A1" office:value-type="string">
            <text:p text:style-name="P7"><text:text-input text:description="&lt;formatLang(time.strftime('%Y-%m-%d'),date=True)&gt;">[19.02.2014]</text:text-input></text:p>
          </table:table-cell>
        </table:table-row>
        <table:table-row>
          <table:table-cell table:style-name="Table2.A1" office:value-type="string">
            <text:p text:style-name="P7"/>
          </table:table-cell>
          <table:table-cell table:style-name="Table2.B2">
            <text:p text:style-name="P8"/>
          </table:table-cell>
        </table:table-row>
        <table:table-row>
          <table:table-cell table:style-name="Table2.A1" office:value-type="string">
            <text:p text:style-name="P7"><text:text-input text:description="&lt;_()&gt;">Kunden Nr: </text:text-input></text:p>
          </table:table-cell>
          <table:table-cell table:style-name="Table2.A1" office:value-type="string">
            <text:p text:style-name="P7"><text:placeholder text:placeholder-type="text">&lt;o.partner_id.ref&gt;</text:placeholder></text:p>
          </table:table-cell>
        </table:table-row>
        <table:table-row>
          <table:table-cell table:style-name="Table2.A1" office:value-type="string">
            <text:p text:style-name="P7"><text:text-input text:description="&lt;_()&gt;">Kunden-Ust ID: </text:text-input></text:p>
          </table:table-cell>
          <table:table-cell table:style-name="Table2.A1" office:value-type="string">
            <text:p text:style-name="P7"><text:placeholder text:placeholder-type="text">&lt;o.partner_id.vat&gt;</text:placeholder></text:p>
          </table:table-cell>
        </table:table-row>
        <table:table-row>
          <table:table-cell table:style-name="Table2.A1" office:value-type="string">
            <text:p text:style-name="P7"><text:text-input text:description="&lt;_()&gt;">Ansprechpartner: </text:text-input></text:p>
          </table:table-cell>
          <table:table-cell table:style-name="Table2.A1" office:value-type="string">
            <text:p text:style-name="P7"><text:placeholder text:placeholder-type="text">&lt;o.partner_id.user_id.name&gt;</text:placeholder></text:p>
          </table:table-cell>
        </table:table-row>
      </table:table>
      <text:h text:style-name="Heading_20_1" text:outline-level="1"><text:text-input text:description="&lt;_()&gt;">Mahnungsübersicht</text:text-input></text:h>
      <text:p text:style-name="Text_20_body"><text:text-input text:description="&lt;format(get_text(o,data['form']['followup_id']))&gt;">Message goes here</text:text-input></text:p>
      <text:p text:style-name="Table_20_Contents"><text:text-input text:description="&lt;with vars=&quot;cur_lines = getLines(o)[0]['line']&quot;&gt;">[cur_lines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><text:text-input text:description="&lt;_()&gt;">Re. Datum</text:text-input></text:p>
          </table:table-cell>
          <table:table-cell table:style-name="Table1.A1" office:value-type="string">
            <text:p text:style-name="Table_20_Heading"><text:text-input text:description="&lt;_()&gt;">Beschreibung</text:text-input></text:p>
          </table:table-cell>
          <table:table-cell table:style-name="Table1.A1" office:value-type="string">
            <text:p text:style-name="Table_20_Heading"><text:text-input text:description="&lt;_()&gt;">Re. Nr.</text:text-input></text:p>
          </table:table-cell>
          <table:table-cell table:style-name="Table1.A1" office:value-type="string">
            <text:p text:style-name="Table_20_Heading"><text:text-input text:description="&lt;_()&gt;">Fälligkeitsdatum</text:text-input></text:p>
          </table:table-cell>
          <table:table-cell table:style-name="Table1.A1" office:value-type="string">
            <text:p text:style-name="P1"><text:text-input text:description="&lt;_()&gt;">Saldo</text:text-input></text:p>
          </table:table-cell>
          <table:table-cell table:style-name="Table1.F1" office:value-type="string">
            <text:p text:style-name="Table_20_Heading"><text:text-input text:description="&lt;_()&gt;">Li.</text:text-input></text:p>
          </table:table-cell>
        </table:table-row>
        <table:table-row>
          <table:table-cell table:style-name="Table1.A2" table:number-columns-spanned="6" office:value-type="string">
            <text:p text:style-name="Table_20_Contents"><text:text-input text:description="&lt;for each=&quot;line in cur_lines&quot;&gt;">[for line]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Table_20_Contents"><text:text-input text:description="&lt;formatLang(line.date,date=True)&gt;">[19.02.2014]</text:text-input></text:p>
          </table:table-cell>
          <table:table-cell table:style-name="Table1.A3" office:value-type="string">
            <text:p text:style-name="Table_20_Contents"><text:text-input text:description="&lt;line.name&gt;">[name]</text:text-input></text:p>
          </table:table-cell>
          <table:table-cell table:style-name="Table1.A3" office:value-type="string">
            <text:p text:style-name="P4"><text:text-input text:description="&lt;line['ref']&gt;">[ref]</text:text-input></text:p>
          </table:table-cell>
          <table:table-cell table:style-name="Table1.A3" office:value-type="string">
            <text:p text:style-name="P4"><text:text-input text:description="&lt;line['date_maturity'] and formatLang(line['date_maturity'],date=True) or ''&gt;">[19.02.2014]</text:text-input></text:p>
          </table:table-cell>
          <table:table-cell table:style-name="Table1.A3" office:value-type="string">
            <text:p text:style-name="P3"><text:text-input text:description="&lt;formatLang(line['balance'], currency_obj=line['currency_id'])&gt;">[balance]</text:text-input></text:p>
          </table:table-cell>
          <table:table-cell table:style-name="Table1.A2" office:value-type="string">
            <text:p text:style-name="P4"><text:text-input text:description="&lt;line['blocked'] and 'X' or ''&gt;">[X]</text:text-input></text:p>
          </table:table-cell>
        </table:table-row>
        <table:table-row>
          <table:table-cell table:style-name="Table1.A2" table:number-columns-spanned="6" office:value-type="string">
            <text:p text:style-name="Table_20_Contents"><text:text-input text:description="&lt;/for&gt;">[/for line]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3"><text:text-input text:description="&lt;_()&gt;">Summe</text:text-input>:</text:p>
          </table:table-cell>
          <table:covered-table-cell/>
          <table:covered-table-cell/>
          <table:covered-table-cell/>
          <table:table-cell table:style-name="Table1.A6" office:value-type="string">
            <text:p text:style-name="P3"><text:text-input text:description="&lt;formatLang(reduce(lambda x,y: x+y['balance'], cur_lines, 0.00), currency_obj=cur_lines[0]['currency_id'])&gt;">[balance]</text:text-input></text:p>
          </table:table-cell>
          <table:table-cell table:style-name="Table1.F6" office:value-type="string">
            <text:p text:style-name="Table_20_Contents"/>
          </table:table-cell>
        </table:table-row>
      </table:table>
      <text:p text:style-name="Standard"/>
      <text:p text:style-name="Table_20_Contents"><text:text-input text:description="&lt;_()&gt;">Gesamt Summe Offen</text:text-input>: <text:text-input text:description="&lt;formatLang(reduce(lambda x,y: x+y['balance'], cur_lines, 0.00), currency_obj=cur_lines[0]['currency_id'])&gt;">[balance]</text:text-input></text:p>
      <text:p text:style-name="Table_20_Contents"/>
      <text:p text:style-name="Table_20_Contents"><text:text-input text:description="&lt;/with&gt;">[/cur_lines]</text:text-input></text:p>
      <text:p text:style-name="P5"/>
      <text:p text:style-name="Table_20_Contents"><text:text-input text:description="&lt;/for&gt;">[/for o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-LightCond" svg:font-family="HelveticaNeue-LightCond"/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v" fo:country="LV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v" fo:country="LV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_5f_Sichtfenster_5f_Li" style:display-name="_Sichtfenster_Li" style:family="paragraph" style:parent-style-name="terp_5f_default_5f_9" style:master-page-name="">
      <style:paragraph-properties fo:margin-top="1cm" fo:margin-bottom="1cm" style:page-number="auto" style:shadow="none"/>
      <style:text-properties style:font-name="Arial1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Sichtfenster_5f_Links" style:display-name="Sichtfenster_Links" style:family="graphic" style:parent-style-name="Frame">
      <style:graphic-properties svg:width="8.5cm" fo:min-height="4.075cm" text:anchor-type="paragraph" svg:x="0cm" svg:y="0.22cm" fo:margin-left="0.201cm" fo:margin-right="0.201cm" fo:margin-top="0.201cm" fo:margin-bottom="0.201cm"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5:53:29</meta:creation-date>
    <dc:date>2014-03-06T09:26:32.31</dc:date>
    <meta:editing-duration>PT7H46M31S</meta:editing-duration>
    <meta:editing-cycles>72</meta:editing-cycles>
    <meta:generator>OpenOffice/4.0.1$Win32 OpenOffice.org_project/401m5$Build-9714</meta:generator>
    <meta:document-statistic meta:table-count="2" meta:image-count="0" meta:object-count="0" meta:page-count="2" meta:paragraph-count="34" meta:word-count="54" meta:character-count="425"/>
    <dc:creator>Blendpunkt </dc:creator>
  </office:meta>
</office:document-meta>
</file>